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Inter" svg:font-family="Inter, Arial"/>
    <style:font-face style:name="Inter1" svg:font-family="Inter, Arial, 'Helvetica Neue', Helvetica, sans-serif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paragraph-rsid="001302e5" style:font-size-asian="10.5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rsid="0011e449" officeooo:paragraph-rsid="0011e449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rsid="001298f8" officeooo:paragraph-rsid="001298f8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rsid="001302e5" officeooo:paragraph-rsid="001302e5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rsid="00134e31" officeooo:paragraph-rsid="00134e31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1" fo:font-size="12pt" fo:letter-spacing="normal" fo:font-style="normal" fo:font-weight="normal" officeooo:rsid="0015b93f" officeooo:paragraph-rsid="0015b93f" style:font-size-asian="10.5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Inter1" fo:font-size="12pt" fo:letter-spacing="normal" fo:font-style="normal" fo:font-weight="normal" officeooo:paragraph-rsid="0017ade8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Inter1" fo:font-size="12pt" fo:letter-spacing="normal" fo:font-style="normal" fo:font-weight="normal" officeooo:rsid="001c3ee8" officeooo:paragraph-rsid="001c3ee8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a6099" loext:opacity="100%" style:font-name="Inter1" fo:font-size="12pt" fo:letter-spacing="normal" fo:font-style="normal" fo:font-weight="normal" officeooo:paragraph-rsid="0017ade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a6099" loext:opacity="100%" style:font-name="Inter1" fo:font-size="12pt" fo:letter-spacing="normal" fo:font-style="normal" fo:font-weight="normal" officeooo:rsid="001c3ee8" officeooo:paragraph-rsid="001c3ee8"/>
    </style:style>
    <style:style style:name="P12" style:family="paragraph">
      <style:paragraph-properties fo:margin-left="0cm" fo:margin-right="0cm" fo:text-align="center" fo:text-indent="0.7cm"/>
      <style:text-properties fo:color="#000000" loext:opacity="100%" style:font-name="Inter" fo:font-size="12pt" style:font-name-complex="Inter"/>
    </style:style>
    <style:style style:name="P13" style:family="paragraph">
      <style:paragraph-properties fo:margin-left="0cm" fo:margin-right="0cm" fo:text-indent="0.7cm"/>
      <style:text-properties fo:color="#000000" loext:opacity="100%" style:font-name="Inter" fo:font-size="12pt" style:font-name-complex="Inter"/>
    </style:style>
    <style:style style:name="P14" style:family="paragraph">
      <loext:graphic-properties draw:fill-color="#2a6099"/>
      <style:paragraph-properties fo:margin-left="0cm" fo:margin-right="0cm" fo:text-align="center" fo:text-indent="0.7cm"/>
      <style:text-properties fo:color="#000000" loext:opacity="100%" style:font-name="Inter" fo:font-size="12pt" style:font-name-complex="Inter"/>
    </style:style>
    <style:style style:name="T1" style:family="text">
      <style:text-properties officeooo:rsid="00107b2f"/>
    </style:style>
    <style:style style:name="T2" style:family="text">
      <style:text-properties fo:font-variant="normal" fo:text-transform="none" officeooo:rsid="0017ade8" fo:background-color="#ffffff" loext:char-shading-value="0" style:font-size-asian="10.5pt" style:font-size-complex="12pt"/>
    </style:style>
    <style:style style:name="T3" style:family="text">
      <style:text-properties fo:font-variant="normal" fo:text-transform="none" fo:color="#ed9cf2" loext:opacity="100%" style:font-name="SFMono-Regular" fo:font-size="10.5pt" fo:font-style="italic" officeooo:rsid="0017ade8" fo:background-color="#ffffff" loext:char-shading-value="0" style:font-size-asian="10.5pt" style:font-size-complex="12pt"/>
    </style:style>
    <style:style style:name="T4" style:family="text">
      <style:text-properties fo:font-variant="normal" fo:text-transform="none" fo:color="#ed9cf2" loext:opacity="100%" style:font-name="SFMono-Regular" fo:font-size="10.5pt" fo:font-style="italic" fo:background-color="#ffffff" loext:char-shading-value="0" style:font-size-asian="10.5pt" style:font-size-complex="12pt"/>
    </style:style>
    <style:style style:name="T5" style:family="text">
      <style:text-properties fo:font-variant="normal" fo:text-transform="none" style:font-name="SFMono-Regular" fo:font-size="10.5pt" fo:font-style="italic" officeooo:rsid="0017ade8" fo:background-color="#ffffff" loext:char-shading-value="0" style:font-size-asian="10.5pt" style:font-size-complex="12pt"/>
    </style:style>
    <style:style style:name="T6" style:family="text">
      <style:text-properties fo:font-variant="normal" fo:text-transform="none" style:font-name="SFMono-Regular" fo:font-size="10.5pt" fo:font-style="italic" fo:background-color="#ffffff" loext:char-shading-value="0" style:font-size-asian="10.5pt" style:font-size-complex="12pt"/>
    </style:style>
    <style:style style:name="T7" style:family="text">
      <style:text-properties fo:font-variant="normal" fo:text-transform="none" style:font-name="SFMono-Regular" fo:font-size="10.5pt" fo:font-style="italic" officeooo:rsid="001f0b88" fo:background-color="#ffffff" loext:char-shading-value="0" style:font-size-asian="10.5pt" style:font-size-complex="12pt"/>
    </style:style>
    <style:style style:name="T8" style:family="text">
      <style:text-properties officeooo:rsid="001302e5"/>
    </style:style>
    <style:style style:name="T9" style:family="text">
      <style:text-properties officeooo:rsid="0015b93f"/>
    </style:style>
    <style:style style:name="T10" style:family="text">
      <style:text-properties fo:background-color="#729fcf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ed9cf2" loext:opacity="100%" style:font-name="SFMono-Regular" fo:font-size="10.5pt" fo:font-style="italic" fo:background-color="#ffffff" loext:char-shading-value="0"/>
    </style:style>
    <style:style style:name="T13" style:family="text">
      <style:text-properties fo:color="#2a6099" loext:opacity="100%" style:font-name="SFMono-Regular" fo:font-size="10.5pt" fo:font-style="italic" fo:background-color="#ffffff" loext:char-shading-value="0"/>
    </style:style>
    <style:style style:name="T14" style:family="text">
      <style:text-properties fo:background-color="#ffff00"/>
    </style:style>
    <style:style style:name="gr1" style:family="graphic">
      <style:graphic-properties draw:fill-color="#2a6099" draw:textarea-horizontal-align="justify" draw:textarea-vertical-align="middle" draw:auto-grow-height="false" fo:min-height="4.523cm" fo:min-width="15.4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e Saída de Dados<text:tab/><text:tab/><text:tab/><text:tab/><text:tab/><text:tab/><text:tab/><text:tab/><text:span text:style-name="T1">26/04/2023</text:span></text:p>
      <text:p text:style-name="P1"/>
      <text:p text:style-name="P2"><text:span text:style-name="T8">MODULO:</text:span></text:p>
      <text:p text:style-name="P3">Todos os arquivos escritos em Python é considerado um módulo</text:p>
      <text:p text:style-name="P3"/>
      <text:p text:style-name="P4">Para fazer a importação de uma função é utilizado o “IMPORT”</text:p>
      <text:p text:style-name="P4"/>
      <text:p text:style-name="P4"/>
      <text:p text:style-name="P5">PACOTES:</text:p>
      <text:p text:style-name="P5">são módulos python que contem outros módulos ou pacotes separado por responsabilidades.</text:p>
      <text:p text:style-name="P5"><draw:custom-shape text:anchor-type="paragraph" draw:z-index="0" draw:name="Forma 1" draw:style-name="gr1" draw:text-style-name="P14" svg:width="15.955cm" svg:height="5.01cm" svg:x="0.589cm" svg:y="0.49cm"><text:p text:style-name="P12"><text:span text:style-name="T14">Exemplo de imports de pacotes:</text:span></text:p><text:p text:style-name="P13">import http<text:line-break/><text:tab/># importa o pacote http como um módulo</text:p><text:p text:style-name="P13"/><text:p text:style-name="P13">from http import client<text:line-break/><text:tab/># importa o módulo client do pacote http</text:p><text:p text:style-name="P13"/><text:p text:style-name="P13">from http.client import HTTP_PORT <text:s/></text:p><text:p text:style-name="P13"><text:tab/># importa a constante HTTP_POST do módulo client do pacote htt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<text:span text:style-name="T9">Ambiente Virtual</text:span></text:p>
      <text:p text:style-name="P6"/>
      <text:p text:style-name="P7">Comando <text:span text:style-name="T10">python3 -m venv .venv </text:span><text:span text:style-name="T11"><text:s/>sendo que .venv é o nome do ambiente isolado. Deve ser executado na raiz do projeto</text:span></text:p>
      <text:p text:style-name="P7"><text:span text:style-name="T11"/></text:p>
      <text:p text:style-name="P8"><text:span text:style-name="T2">Caso o venv não estiver instalado </text:span><text:span text:style-name="T13">sudo apt install python3-venv</text:span></text:p>
      <text:p text:style-name="P10"><text:span text:style-name="T5"/></text:p>
      <text:p text:style-name="P11"><text:span text:style-name="T5">E</text:span><text:span text:style-name="T6">NTRADA: INPUT</text:span></text:p>
      <text:p text:style-name="P11"><text:span text:style-name="T6"/></text:p>
      <text:p text:style-name="P11"><text:span text:style-name="T6">é </text:span><text:span text:style-name="T7">uma forma de receber um valor externo com SYS</text:span></text:p>
      <text:p text:style-name="P11"><text:span text:style-name="T6">import sys</text:span></text:p>
      <text:p text:style-name="P11"><text:span text:style-name="T6"/></text:p>
      <text:p text:style-name="P11"><text:span text:style-name="T6">if __name__ == "__main__":</text:span></text:p>
      <text:p text:style-name="P11"><text:span text:style-name="T6"><text:s text:c="4"/>for argument in sys.argv:</text:span></text:p>
      <text:p text:style-name="P11"><text:span text:style-name="T6"><text:s text:c="8"/>print("Received -&gt; ", argument)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>SAÍDA: PRINT</text:span></text:p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Inter" svg:font-family="Inter, Arial"/>
    <style:font-face style:name="Inter1" svg:font-family="Inter, Arial, 'Helvetica Neue', Helvetica, sans-serif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58:54.155698009</meta:creation-date>
    <dc:date>2023-04-27T18:56:00.180285009</dc:date>
    <meta:editing-duration>PT2H41M36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03" meta:character-count="636" meta:non-whitespace-character-count="529"/>
  </office:meta>
</office:document-meta>
</file>